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text-shadow="1pt 1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13.716cm" svg:x="3.413cm" svg:y="5.572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0.876cm" svg:height="0.374cm" draw:transform="skewX (1.01211643323151) rotate (-0.176452787376628) translate (10.598cm 14.489cm)" svg:viewBox="0 0 877 375" svg:d="M0 0c1446 0 667 375 667 375">
            <text:p/>
          </draw:path>
          <draw:path draw:style-name="gr2" draw:text-style-name="P1" draw:layer="layout" svg:width="0.875cm" svg:height="0.374cm" draw:transform="skewX (1.01124376860551) rotate (-0.176801853227026) translate (10.6017355406586cm 14.8899999007412cm)" svg:viewBox="0 0 876 375" svg:d="M0 0c1445 0 666 375 666 375">
            <text:p/>
          </draw:path>
          <draw:path draw:style-name="gr2" draw:text-style-name="P1" draw:layer="layout" svg:width="0.876cm" svg:height="0.374cm" draw:transform="skewX (1.01211643323151) rotate (-0.176452787376628) translate (10.598cm 15.289cm)" svg:viewBox="0 0 877 375" svg:d="M0 0c1446 0 667 375 667 375">
            <text:p/>
          </draw:path>
          <draw:path draw:style-name="gr2" draw:text-style-name="P1" draw:layer="layout" svg:width="0.875cm" svg:height="0.374cm" draw:transform="skewX (1.01124376860551) rotate (-0.176801853227026) translate (10.6017355406586cm 15.6899999007412cm)" svg:viewBox="0 0 876 375" svg:d="M0 0c1445 0 666 375 666 375">
            <text:p/>
          </draw:path>
          <draw:path draw:style-name="gr2" draw:text-style-name="P1" draw:layer="layout" svg:width="0.876cm" svg:height="0.374cm" draw:transform="skewX (1.01211643323151) rotate (-0.176452787376628) translate (10.598cm 16.089cm)" svg:viewBox="0 0 877 375" svg:d="M0 0c1446 0 667 375 667 375">
            <text:p/>
          </draw:path>
          <draw:path draw:style-name="gr2" draw:text-style-name="P1" draw:layer="layout" svg:width="0.875cm" svg:height="0.374cm" draw:transform="skewX (1.01124376860551) rotate (-0.176801853227026) translate (10.6017355406586cm 16.4899999007412cm)" svg:viewBox="0 0 876 375" svg:d="M0 0c1445 0 666 375 666 375">
            <text:p/>
          </draw:path>
          <draw:path draw:style-name="gr2" draw:text-style-name="P1" draw:layer="layout" svg:width="0.876cm" svg:height="0.374cm" draw:transform="skewX (1.01211643323151) rotate (-0.176452787376628) translate (10.598cm 16.889cm)" svg:viewBox="0 0 877 375" svg:d="M0 0c1446 0 667 375 667 375">
            <text:p/>
          </draw:path>
          <draw:path draw:style-name="gr2" draw:text-style-name="P1" draw:layer="layout" svg:width="0.875cm" svg:height="0.374cm" draw:transform="skewX (1.01124376860551) rotate (-0.176801853227026) translate (10.6017355406586cm 17.2899999007412cm)" svg:viewBox="0 0 876 375" svg:d="M0 0c1445 0 666 375 666 375">
            <text:p/>
          </draw:path>
        </draw:g>
        <draw:frame draw:style-name="gr3" draw:layer="layout" svg:width="1.016cm" svg:height="0.962cm" svg:x="11.487cm" svg:y="15.759cm">
          <draw:text-box>
            <text:p>L</text:p>
          </draw:text-box>
        </draw:frame>
        <draw:line draw:style-name="gr2" draw:text-style-name="P1" draw:layer="layout" svg:x1="10.598cm" svg:y1="14.489cm" svg:x2="10.598cm" svg:y2="13.219cm">
          <text:p/>
        </draw:line>
        <draw:line draw:style-name="gr2" draw:text-style-name="P1" draw:layer="layout" svg:x1="10.598cm" svg:y1="17.664cm" svg:x2="10.598cm" svg:y2="18.807cm">
          <text:p/>
        </draw:line>
        <draw:custom-shape draw:style-name="gr4" draw:text-style-name="P1" draw:layer="layout" svg:width="2.921cm" svg:height="0.381cm" draw:transform="rotate (1.5707963267949) translate (11.689cm 10.906cm)">
          <text:p/>
          <draw:enhanced-geometry svg:viewBox="0 0 88 21600" draw:glue-points="44 ?f6 44 0 0 10800 44 21600 88 10800" draw:text-areas="0 ?f6 88 ?f3" draw:mirror-vertical="false" draw:mirror-horizontal="tru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" draw:text-style-name="P1" draw:layer="layout" svg:width="0.82cm" svg:height="0.978cm" draw:transform="skewX (-0.0109955742875644) rotate (0.713839664065681) translate (15.295358154613cm 16.0146168311077cm)" svg:viewBox="0 0 821 979" svg:d="M0 978c152 1 131 1 131 1l-58-277 272 13-67-247 263 3-57-238 242 5-45-229 140-9">
          <text:p/>
        </draw:path>
        <draw:line draw:style-name="gr2" draw:text-style-name="P1" draw:layer="layout" svg:x1="14.281cm" svg:y1="15.505cm" svg:x2="16.694cm" svg:y2="15.505cm">
          <text:p/>
        </draw:line>
        <draw:line draw:style-name="gr2" draw:text-style-name="P1" draw:layer="layout" svg:x1="14.281cm" svg:y1="16.775cm" svg:x2="16.694cm" svg:y2="16.775cm">
          <text:p/>
        </draw:line>
        <draw:frame draw:style-name="gr3" draw:layer="layout" svg:width="1.016cm" svg:height="0.962cm" svg:x="13.773cm" svg:y="15.686cm">
          <draw:text-box>
            <text:p>C</text:p>
          </draw:text-box>
        </draw:frame>
        <draw:frame draw:style-name="gr3" draw:layer="layout" svg:width="1.524cm" svg:height="0.962cm" svg:x="15.932cm" svg:y="15.686cm">
          <draw:text-box>
            <text:p>MR</text:p>
          </draw:text-box>
        </draw:frame>
        <draw:line draw:style-name="gr2" draw:text-style-name="P1" draw:layer="layout" svg:x1="6.915cm" svg:y1="13.219cm" svg:x2="15.424cm" svg:y2="13.192cm">
          <text:p/>
        </draw:line>
        <draw:line draw:style-name="gr2" draw:text-style-name="P1" draw:layer="layout" svg:x1="15.451cm" svg:y1="13.092cm" svg:x2="15.451cm" svg:y2="15.505cm">
          <text:p/>
        </draw:line>
        <draw:line draw:style-name="gr2" draw:text-style-name="P1" draw:layer="layout" svg:x1="6.915cm" svg:y1="18.807cm" svg:x2="15.551cm" svg:y2="18.807cm">
          <text:p/>
        </draw:line>
        <draw:line draw:style-name="gr2" draw:text-style-name="P1" draw:layer="layout" svg:x1="15.424cm" svg:y1="16.802cm" svg:x2="15.551cm" svg:y2="18.834cm">
          <text:p/>
        </draw:line>
        <draw:custom-shape draw:style-name="gr5" draw:text-style-name="P1" draw:layer="layout" svg:width="1.397cm" svg:height="1.397cm" svg:x="5.545cm" svg:y="12.584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56cm" svg:y1="8.012cm" svg:x2="17.002cm" svg:y2="7.985cm">
          <text:p/>
        </draw:line>
        <draw:line draw:style-name="gr2" draw:text-style-name="P1" draw:layer="layout" svg:x1="4.329cm" svg:y1="10.933cm" svg:x2="17.256cm" svg:y2="10.906cm">
          <text:p/>
        </draw:line>
        <draw:frame draw:style-name="gr6" draw:text-style-name="P2" draw:layer="layout" svg:width="3.728cm" svg:height="0.729cm" svg:x="4.556cm" svg:y="7.256cm">
          <draw:text-box>
            <text:p text:style-name="P2"><text:span text:style-name="T2">Microwave cavity</text:span></text:p>
          </draw:text-box>
        </draw:frame>
        <draw:frame draw:style-name="gr6" draw:text-style-name="P2" draw:layer="layout" svg:width="3.025cm" svg:height="0.729cm" svg:x="13.596cm" svg:y="7.256cm">
          <draw:text-box>
            <text:p text:style-name="P2"><text:span text:style-name="T2">Optical cavity</text:span></text:p>
          </draw:text-box>
        </draw:frame>
        <draw:path draw:style-name="gr2" draw:text-style-name="P1" draw:layer="layout" svg:width="1.535cm" svg:height="1.487cm" draw:transform="skewX (-0.00331612557878912) rotate (-0.758345559991537) translate (10.2828499261975cm 8.35709992534696cm)" svg:viewBox="0 0 1536 1488" svg:d="M0 3c1628 0 1535-3 1535-3l-43 1488-1253-83 32-1115 977-19-29 1023c0 0-741-114-789-69s21-744 21-744l558 16 32 513-417-59 8-279c0 0 186 5 231 53l-45-48">
          <text:p/>
        </draw:path>
        <draw:line draw:style-name="gr2" draw:text-style-name="P1" draw:layer="layout" svg:x1="10.398cm" svg:y1="9.509cm" svg:x2="12.049cm" svg:y2="9.509cm">
          <text:p/>
        </draw:line>
        <draw:line draw:style-name="gr2" draw:text-style-name="P1" draw:layer="layout" svg:x1="10.271cm" svg:y1="8.366cm" svg:x2="11.795cm" svg:y2="8.366cm">
          <text:p/>
        </draw:line>
        <draw:frame draw:style-name="gr7" draw:text-style-name="P2" draw:layer="layout" svg:width="4.587cm" svg:height="1.685cm" svg:x="4.937cm" svg:y="8.874cm">
          <draw:text-box>
            <text:p text:style-name="P2"><text:span text:style-name="T2">Planar spiral inductor shunted through MR capacitor</text:span></text:p>
          </draw:text-box>
        </draw:frame>
        <draw:frame draw:style-name="gr7" draw:text-style-name="P2" draw:layer="layout" svg:width="4.587cm" svg:height="1.207cm" svg:x="12.176cm" svg:y="9.382cm">
          <draw:text-box>
            <text:p text:style-name="P2"><text:span text:style-name="T2">Mirror-coated surface of MR</text:span></text:p>
          </draw:text-box>
        </draw:frame>
        <draw:line draw:style-name="gr2" draw:text-style-name="P1" draw:layer="layout" svg:x1="3.413cm" svg:y1="11.957cm" svg:x2="19.415cm" svg:y2="11.957cm">
          <text:p/>
        </draw:line>
        <draw:frame draw:style-name="gr8" draw:text-style-name="P3" draw:layer="layout" svg:width="0.925cm" svg:height="0.962cm" svg:x="3.54cm" svg:y="5.753cm">
          <draw:text-box>
            <text:p text:style-name="P3"><text:span text:style-name="T3">A</text:span></text:p>
          </draw:text-box>
        </draw:frame>
        <draw:frame draw:style-name="gr8" draw:text-style-name="P3" draw:layer="layout" svg:width="0.925cm" svg:height="0.962cm" svg:x="3.449cm" svg:y="12.103cm">
          <draw:text-box>
            <text:p text:style-name="P3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20:39:36.033482258</meta:creation-date>
    <dc:date>2015-12-02T20:46:16.880657233</dc:date>
    <meta:editing-duration>PT23H35M10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